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2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svg:stroke-width="0.01cm" draw:marker-start-width="0.22cm" draw:marker-end-width="0.22cm" draw:textarea-vertical-align="middle" fo:padding-top="0.13cm" fo:padding-bottom="0.13cm" fo:padding-left="0.255cm" fo:padding-right="0.255cm"/>
    </style:style>
    <style:style style:name="gr4" style:family="graphic" style:parent-style-name="objectwithoutfill">
      <style:graphic-properties svg:stroke-width="0.01cm" draw:marker-start-width="0.22cm" draw:marker-end-width="0.22cm" draw:fill="bitmap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width="0.01cm" draw:marker-start-width="0.23cm" draw:marker-end-width="0.23cm" draw:fill="bitmap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8" style:family="graphic" style:parent-style-name="standard">
      <style:graphic-properties draw:fill="solid" draw:fill-color="#729fcf" draw:textarea-horizontal-align="justify" draw:textarea-vertical-align="middle" draw:auto-grow-height="false" fo:min-height="0.05cm" fo:min-width="0cm"/>
    </style:style>
    <style:style style:name="gr9" style:family="graphic" style:parent-style-name="objectwithoutfill">
      <style:graphic-properties draw:fill="bitmap" draw:textarea-vertical-align="middle"/>
    </style:style>
    <style:style style:name="gr10" style:family="graphic" style:parent-style-name="standard">
      <style:graphic-properties draw:stroke="none" svg:stroke-width="0cm" draw:marker-start-width="0.21cm" draw:marker-end-width="0.21cm" draw:fill="solid" draw:fill-color="#ffffff" draw:gradient-step-count="0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48cm"/>
    </style:style>
    <style:style style:name="gr12" style:family="graphic" style:parent-style-name="standard">
      <style:graphic-properties draw:fill="solid" draw:fill-color="#729fcf" draw:textarea-horizontal-align="justify" draw:textarea-vertical-align="middle" draw:auto-grow-height="false" fo:min-height="0.51cm" fo:min-width="1.5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000000" draw:fill-color="#000000" draw:textarea-vertical-align="middle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bitmap"/>
      <style:paragraph-properties fo:text-align="center"/>
    </style:style>
    <style:style style:name="P5" style:family="paragraph">
      <loext:graphic-properties draw:fill="solid" draw:fill-color="#729fc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0pt" style:font-size-asian="18pt" style:font-size-complex="18pt"/>
    </style:style>
    <style:style style:name="P7" style:family="paragraph">
      <loext:graphic-properties draw:fill="solid" draw:fill-color="#ffffff" draw:gradient-step-count="0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style:text-position="-33% 58%"/>
    </style:style>
    <style:style style:name="T2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62cm" svg:height="1.114cm" svg:x="13.353cm" svg:y="15.957cm">
          <draw:text-box>
            <text:p>R<text:span text:style-name="T1">7</text:span></text:p>
          </draw:text-box>
        </draw:frame>
        <draw:g>
          <draw:line draw:style-name="gr2" draw:text-style-name="P2" draw:layer="layout" svg:x1="10.47cm" svg:y1="3.799cm" svg:x2="11.67cm" svg:y2="3.799cm">
            <text:p/>
          </draw:line>
          <draw:line draw:style-name="gr2" draw:text-style-name="P2" draw:layer="layout" svg:x1="10.47cm" svg:y1="4.349cm" svg:x2="11.67cm" svg:y2="4.349cm">
            <text:p/>
          </draw:line>
          <draw:line draw:style-name="gr2" draw:text-style-name="P2" draw:layer="layout" svg:x1="11.05cm" svg:y1="5.229cm" svg:x2="11.056cm" svg:y2="4.345cm">
            <text:p/>
          </draw:line>
          <draw:line draw:style-name="gr2" draw:text-style-name="P2" draw:layer="layout" svg:x1="11.05cm" svg:y1="3.812cm" svg:x2="11.056cm" svg:y2="2.928cm">
            <text:p/>
          </draw:line>
        </draw:g>
        <draw:connector draw:style-name="gr3" draw:text-style-name="P3" xml:id="id8" draw:id="id8" draw:layer="layout" svg:x1="7.226cm" svg:y1="2.137cm" svg:x2="11.738cm" svg:y2="2.166cm" svg:d="M7226 2137h2256v29h2256" svg:viewBox="0 0 4513 30">
          <text:p/>
        </draw:connector>
        <draw:connector draw:style-name="gr4" draw:text-style-name="P4" draw:layer="layout" draw:type="line" svg:x1="9.51cm" svg:y1="3.129cm" svg:x2="9.508cm" svg:y2="2.166cm" svg:d="M9510 3129l-2-963" svg:viewBox="0 0 3 964">
          <text:p/>
        </draw:connector>
        <draw:custom-shape draw:style-name="gr5" draw:text-style-name="P5" xml:id="id1" draw:id="id1" draw:layer="layout" svg:width="0.1cm" svg:height="0.106cm" draw:transform="rotate (0.822224610614529) translate (16.4cm 2.15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16.421cm" svg:y1="2.158cm" svg:x2="13.72cm" svg:y2="2.138cm" draw:start-shape="id1" draw:start-glue-point="5" draw:end-shape="id2" draw:end-glue-point="1" svg:d="M16421 2158l-2701-20" svg:viewBox="0 0 2702 21">
          <text:p/>
        </draw:connector>
        <draw:frame draw:style-name="gr7" draw:text-style-name="P6" xml:id="id3" draw:id="id3" draw:layer="layout" svg:width="0.82cm" svg:height="0.645cm" svg:x="14.58cm" svg:y="4.219cm">
          <draw:text-box>
            <text:p><text:span text:style-name="T2">.</text:span><text:span text:style-name="T2">.</text:span><text:span text:style-name="T2">.</text:span></text:p>
          </draw:text-box>
        </draw:frame>
        <draw:custom-shape draw:style-name="gr8" draw:text-style-name="P5" xml:id="id6" draw:id="id6" draw:layer="layout" svg:width="1cm" svg:height="0.9cm" draw:transform="rotate (-3.1407199889638) translate (15.478cm 4.2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5.468cm" svg:y1="4.281cm" svg:x2="14.468cm" svg:y2="4.281cm">
          <text:p/>
        </draw:line>
        <draw:custom-shape draw:style-name="gr8" draw:text-style-name="P5" xml:id="id4" draw:id="id4" draw:layer="layout" svg:width="1cm" svg:height="0.9cm" draw:transform="rotate (-3.1407199889638) translate (15.478cm 5.881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" draw:text-style-name="P4" draw:layer="layout" svg:x1="15.468cm" svg:y1="5.881cm" svg:x2="14.468cm" svg:y2="5.881cm">
          <text:p/>
        </draw:line>
        <draw:connector draw:style-name="gr9" draw:text-style-name="P4" draw:layer="layout" draw:type="line" svg:x1="14.99cm" svg:y1="4.219cm" svg:x2="14.99cm" svg:y2="4.219cm" draw:start-shape="id3" draw:end-shape="id3" svg:d="M14990 4219z" svg:viewBox="0 0 1 1">
          <text:p/>
        </draw:connector>
        <draw:line draw:style-name="gr4" draw:text-style-name="P4" draw:layer="layout" svg:x1="14.98cm" svg:y1="4.279cm" svg:x2="14.98cm" svg:y2="4.559cm">
          <text:p/>
        </draw:line>
        <draw:line draw:style-name="gr4" draw:text-style-name="P4" draw:layer="layout" svg:x1="14.98cm" svg:y1="4.719cm" svg:x2="14.98cm" svg:y2="4.979cm">
          <text:p/>
        </draw:line>
        <draw:connector draw:style-name="gr4" draw:text-style-name="P4" draw:layer="layout" draw:type="line" svg:x1="14.977cm" svg:y1="5.881cm" svg:x2="14.976cm" svg:y2="6.092cm" draw:start-shape="id4" draw:start-glue-point="4" svg:d="M14977 5881l-1 211" svg:viewBox="0 0 2 212">
          <text:p/>
        </draw:connector>
        <draw:line draw:style-name="gr4" draw:text-style-name="P4" draw:layer="layout" svg:x1="9.5cm" svg:y1="5.148cm" svg:x2="9.5cm" svg:y2="6.088cm">
          <text:p/>
        </draw:line>
        <draw:line draw:style-name="gr4" draw:text-style-name="P4" draw:layer="measurelines" svg:x1="11.05cm" svg:y1="5.029cm" svg:x2="11.05cm" svg:y2="6.089cm">
          <text:p/>
        </draw:line>
        <draw:line draw:style-name="gr4" draw:text-style-name="P4" draw:layer="measurelines" svg:x1="11.06cm" svg:y1="2.929cm" svg:x2="11.06cm" svg:y2="2.169cm">
          <text:p/>
        </draw:line>
        <draw:connector draw:style-name="gr4" draw:text-style-name="P4" draw:layer="measurelines" draw:type="line" svg:x1="14.979cm" svg:y1="2.379cm" svg:x2="14.977cm" svg:y2="2.165cm" draw:start-shape="id5" draw:start-glue-point="7" svg:d="M14979 2379l-2-214" svg:viewBox="0 0 3 215">
          <text:p/>
        </draw:connector>
        <draw:custom-shape draw:style-name="gr5" draw:text-style-name="P5" xml:id="id7" draw:id="id7" draw:layer="measurelines" svg:width="0.1cm" svg:height="0.106cm" draw:transform="rotate (0.822224610614529) translate (16.394cm 6.0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5" draw:id="id5" draw:layer="layout" svg:width="1cm" svg:height="0.9cm" draw:transform="rotate (-3.1407199889638) translate (15.48cm 3.27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4" draw:text-style-name="P4" draw:layer="measurelines" draw:type="line" svg:x1="14.979cm" svg:y1="3.279cm" svg:x2="14.977cm" svg:y2="3.381cm" draw:start-shape="id5" draw:start-glue-point="4" draw:end-shape="id6" draw:end-glue-point="7" svg:d="M14979 3279l-2 102" svg:viewBox="0 0 3 103">
          <text:p/>
        </draw:connector>
        <draw:line draw:style-name="gr6" draw:text-style-name="P4" draw:layer="layout" svg:x1="15.47cm" svg:y1="3.279cm" svg:x2="14.47cm" svg:y2="3.279cm">
          <text:p/>
        </draw:line>
        <draw:custom-shape draw:style-name="gr10" draw:text-style-name="P7" draw:layer="measurelines" svg:width="0.262cm" svg:height="0.121cm" svg:x="4.945cm" svg:y="4.4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measurelines" svg:width="0.311cm" svg:height="0.121cm" svg:x="4.929cm" svg:y="4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xml:id="id2" draw:id="id2" draw:layer="layout" svg:width="1.98cm" svg:height="0.76cm" svg:x="11.74cm" svg:y="1.75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08cm" svg:height="0.76cm" draw:transform="rotate (1.5707963267949) translate (9.14cm 5.118cm)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0.502cm" svg:height="0.962cm" svg:x="9.42cm" svg:y="4.318cm">
          <draw:text-box>
            <text:p/>
          </draw:text-box>
        </draw:frame>
        <draw:connector draw:style-name="gr14" draw:text-style-name="P9" xml:id="id9" draw:id="id9" draw:layer="layout" svg:x1="16.415cm" svg:y1="6.093cm" svg:x2="7.245cm" svg:y2="6.126cm" draw:start-shape="id7" draw:start-glue-point="5" svg:d="M16415 6093h-4837v33h-4333" svg:viewBox="0 0 9171 34">
          <text:p/>
        </draw:connector>
        <draw:connector draw:style-name="gr14" draw:text-style-name="P9" draw:layer="layout" svg:x1="7.244cm" svg:y1="2.137cm" svg:x2="7.245cm" svg:y2="3.277cm" draw:start-shape="id8" draw:start-glue-point="2" svg:d="M7244 2137h-18v1140h19" svg:viewBox="0 0 20 1141">
          <text:p/>
        </draw:connector>
        <draw:connector draw:style-name="gr14" draw:text-style-name="P9" draw:layer="layout" draw:line-skew="0.46cm" svg:x1="7.245cm" svg:y1="6.126cm" svg:x2="7.237cm" svg:y2="4.925cm" draw:start-shape="id9" draw:start-glue-point="3" svg:d="M7245 6126h-45v-1201h37" svg:viewBox="0 0 46 12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fill="bitmap" draw:fill-gradient-name="Gradient_20_1" draw:fill-hatch-name="Hatching_20_1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08T08:48:46.085240907</dc:date>
    <meta:editing-duration>PT3H28M24S</meta:editing-duration>
    <meta:editing-cycles>24</meta:editing-cycles>
    <meta:generator>LibreOffice/6.4.7.2$Linux_X86_64 LibreOffice_project/40$Build-2</meta:generator>
    <meta:document-statistic meta:object-count="35"/>
  </office:meta>
</office:document-meta>
</file>